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Footer">
      <style:paragraph-properties fo:text-align="end" style:justify-single-word="false"/>
    </style:style>
    <style:style style:name="P4" style:family="paragraph" style:parent-style-name="Text_20_body">
      <style:paragraph-properties fo:padding="0.049cm" fo:border="0.06pt solid #d9d9e3"/>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Pregunta 1:</text:span></text:span> ¿Cuál es el propósito de una zona DNS y cuáles son los tipos comunes de zonas?</text:p>
      <text:p text:style-name="P4"><text:span text:style-name="Strong_20_Emphasis"><text:span text:style-name="T2">Respuesta 1:</text:span></text:span> Una zona DNS es una porción del espacio de nombres de dominio que se administra de forma independiente. Los tipos comunes de zonas son la zona directa (forward zone) y la zona inversa (reverse zone).</text:p>
      <text:p text:style-name="P4"><text:span text:style-name="Strong_20_Emphasis"><text:span text:style-name="T2">Pregunta 2:</text:span></text:span> ¿Qué es una zona directa (forward zone) en un servidor DNS y cuál es su función principal?</text:p>
      <text:p text:style-name="P4"><text:span text:style-name="Strong_20_Emphasis"><text:span text:style-name="T2">Respuesta 2:</text:span></text:span> Una zona directa se utiliza para mapear nombres de dominio a direcciones IP. Su función principal es permitir la resolución de nombres a direcciones IP.</text:p>
      <text:p text:style-name="P4"><text:span text:style-name="Strong_20_Emphasis"><text:span text:style-name="T2">Pregunta 3:</text:span></text:span> ¿Cuál es el propósito de una zona inversa (reverse zone) en un servidor DNS?</text:p>
      <text:p text:style-name="P4"><text:span text:style-name="Strong_20_Emphasis"><text:span text:style-name="T2">Respuesta 3:</text:span></text:span> Una zona inversa se utiliza para mapear direcciones IP a nombres de dominio. Su función es permitir la resolución inversa de direcciones IP a nombres.</text:p>
      <text:p text:style-name="P4"><text:span text:style-name="Strong_20_Emphasis"><text:span text:style-name="T2">Pregunta 4:</text:span></text:span> ¿Qué es un registro A en una zona directa y cuál es su función?</text:p>
      <text:p text:style-name="P4"><text:span text:style-name="Strong_20_Emphasis"><text:span text:style-name="T2">Respuesta 4:</text:span></text:span> Un registro A es un tipo de registro DNS en una zona directa que mapea un nombre de host a una dirección IP IPv4. Se utiliza para la resolución de nombres a direcciones IP.</text:p>
      <text:p text:style-name="P4"><text:span text:style-name="Strong_20_Emphasis"><text:span text:style-name="T2">Pregunta 5:</text:span></text:span> ¿Qué es un registro AAAA en una zona directa y cuál es su función?</text:p>
      <text:p text:style-name="P4"><text:span text:style-name="Strong_20_Emphasis"><text:span text:style-name="T2">Respuesta 5:</text:span></text:span> Un registro AAAA es un tipo de registro DNS en una zona directa que mapea un nombre de host a una dirección IP IPv6. Se utiliza para la resolución de nombres a direcciones IPv6.</text:p>
      <text:p text:style-name="P4"><text:span text:style-name="Strong_20_Emphasis"><text:span text:style-name="T2">Pregunta 6:</text:span></text:span> ¿Qué es un registro CNAME en una zona directa y cuál es su propósito?</text:p>
      <text:p text:style-name="P4"><text:span text:style-name="Strong_20_Emphasis"><text:span text:style-name="T2">Respuesta 6:</text:span></text:span> Un registro CNAME es un tipo de registro DNS en una zona directa que crea un alias de un nombre de host a otro nombre de host. Se utiliza para redireccionar nombres de dominio.</text:p>
      <text:p text:style-name="P4"><text:span text:style-name="Strong_20_Emphasis"><text:span text:style-name="T2">Pregunta 7:</text:span></text:span> ¿Qué es un registro MX en una zona directa y para qué se utiliza?</text:p>
      <text:p text:style-name="P4"><text:span text:style-name="Strong_20_Emphasis"><text:span text:style-name="T2">Respuesta 7:</text:span></text:span> Un registro MX es un tipo de registro DNS en una zona directa que especifica el servidor de correo para un dominio. Se utiliza para enrutar el correo electrónico.</text:p>
      <text:p text:style-name="P4"><text:span text:style-name="Strong_20_Emphasis"><text:span text:style-name="T2">Pregunta 8:</text:span></text:span> ¿Cuál es la función de los registros NS en una zona directa?</text:p>
      <text:p text:style-name="P4"><text:span text:style-name="Strong_20_Emphasis"><text:span text:style-name="T2">Respuesta 8:</text:span></text:span> Los registros NS (Name Server) en una zona directa especifican los servidores de nombres autoritarios para la zona y ayudan a delegar la autoridad del dominio.</text:p>
      <text:p text:style-name="P4"><text:span text:style-name="Strong_20_Emphasis"><text:span text:style-name="T2">Pregunta 9:</text:span></text:span> ¿Cómo se crea una nueva zona directa en un servidor DNS?</text:p>
      <text:p text:style-name="P4"><text:soft-page-break/><text:span text:style-name="Strong_20_Emphasis"><text:span text:style-name="T2">Respuesta 9:</text:span></text:span> Para crear una nueva zona directa, debes editar el archivo de configuración del servidor DNS (por ejemplo, "named.conf") y definir la zona con su tipo y parámetros.</text:p>
      <text:p text:style-name="P4"><text:span text:style-name="Strong_20_Emphasis"><text:span text:style-name="T2">Pregunta 10:</text:span></text:span> ¿Qué es un registro PTR en una zona inversa y cuál es su función?</text:p>
      <text:p text:style-name="P4"><text:span text:style-name="Strong_20_Emphasis"><text:span text:style-name="T2">Respuesta 10:</text:span></text:span> Un registro PTR es un tipo de registro DNS en una zona inversa que mapea una dirección IP a un nombre de dominio. Se utiliza para resolución inversa.</text:p>
      <text:p text:style-name="P4"><text:span text:style-name="Strong_20_Emphasis"><text:span text:style-name="T2">Pregunta 11:</text:span></text:span> ¿Cómo se configura una zona inversa en un servidor DNS?</text:p>
      <text:p text:style-name="P4"><text:span text:style-name="Strong_20_Emphasis"><text:span text:style-name="T2">Respuesta 11:</text:span></text:span> Para configurar una zona inversa, debes definir la zona en el archivo de configuración del servidor DNS y agregar registros PTR que mapeen direcciones IP a nombres de dominio.</text:p>
      <text:p text:style-name="P4"><text:span text:style-name="Strong_20_Emphasis"><text:span text:style-name="T2">Pregunta 12:</text:span></text:span> ¿Qué es un registro SOA en una zona DNS y cuál es su función?</text:p>
      <text:p text:style-name="P4"><text:span text:style-name="Strong_20_Emphasis"><text:span text:style-name="T2">Respuesta 12:</text:span></text:span> Un registro SOA (Start of Authority) es un tipo de registro DNS en una zona que contiene información sobre la zona y su administración, como el servidor maestro y otros parámetros.</text:p>
      <text:p text:style-name="P4"><text:span text:style-name="Strong_20_Emphasis"><text:span text:style-name="T2">Pregunta 13:</text:span></text:span> ¿Cuál es el propósito de un registro SRV en una zona DNS?</text:p>
      <text:p text:style-name="P4"><text:span text:style-name="Strong_20_Emphasis"><text:span text:style-name="T2">Respuesta 13:</text:span></text:span> Un registro SRV (Service Locator) se utiliza para identificar servidores que ofrecen servicios específicos en una red, como servidores de correo o servidores de chat.</text:p>
      <text:p text:style-name="P4"><text:span text:style-name="Strong_20_Emphasis"><text:span text:style-name="T2">Pregunta 14:</text:span></text:span> ¿Qué es una zona de reenvío (forwarding zone) en un servidor DNS y cuál es su función?</text:p>
      <text:p text:style-name="P4"><text:span text:style-name="Strong_20_Emphasis"><text:span text:style-name="T2">Respuesta 14:</text:span></text:span> Una zona de reenvío se utiliza para configurar un servidor DNS para que reenvíe consultas a otro servidor DNS en lugar de realizar búsquedas en Internet. Puede mejorar el rendimiento y la privacidad.</text:p>
      <text:p text:style-name="P4"><text:span text:style-name="Strong_20_Emphasis"><text:span text:style-name="T2">Pregunta 15:</text:span></text:span> ¿Cómo se configura una zona de reenvío en un servidor DNS?</text:p>
      <text:p text:style-name="P4"><text:span text:style-name="Strong_20_Emphasis"><text:span text:style-name="T2">Respuesta 15:</text:span></text:span> Para configurar una zona de reenvío, debes especificar la dirección IP del servidor DNS al que se reenviarán las consultas en el archivo de configuración del servidor DNS.</text:p>
      <text:p text:style-name="P4"><text:span text:style-name="Strong_20_Emphasis"><text:span text:style-name="T2">Pregunta 16:</text:span></text:span> ¿Qué es el comando "named-checkzone" y cuál es su función en la administración de zonas DNS?</text:p>
      <text:p text:style-name="P4"><text:span text:style-name="Strong_20_Emphasis"><text:span text:style-name="T2">Respuesta 16:</text:span></text:span> "named-checkzone" es un comando que se utiliza para verificar la sintaxis y coherencia de una zona DNS en un archivo de zona. Ayuda a identificar errores en la configuración.</text:p>
      <text:p text:style-name="P4"><text:span text:style-name="Strong_20_Emphasis"><text:span text:style-name="T2">Pregunta 17:</text:span></text:span> ¿Cuál es la importancia de los registros TTL (Time to Live) en una zona DNS?</text:p>
      <text:p text:style-name="P4"><text:soft-page-break/><text:span text:style-name="Strong_20_Emphasis"><text:span text:style-name="T2">Respuesta 17:</text:span></text:span> Los registros TTL indican cuánto tiempo deben almacenarse en caché los registros DNS en otros servidores antes de que deban actualizarse desde la fuente original. Controlan la duración de la caché.</text:p>
      <text:p text:style-name="P4"><text:span text:style-name="Strong_20_Emphasis"><text:span text:style-name="T2">Pregunta 18:</text:span></text:span> ¿Qué es una zona maestra (master zone) en un servidor DNS y cuál es su función?</text:p>
      <text:p text:style-name="P4"><text:span text:style-name="Strong_20_Emphasis"><text:span text:style-name="T2">Respuesta 18:</text:span></text:span> Una zona maestra es una zona DNS que se administra y actualiza directamente en un servidor DNS. Tiene la autoridad para la zona y puede realizar cambios.</text:p>
      <text:p text:style-name="P4"><text:span text:style-name="Strong_20_Emphasis"><text:span text:style-name="T2">Pregunta 19:</text:span></text:span> ¿Qué es una zona esclava (slave zone) en un servidor DNS y cuál es su función?</text:p>
      <text:p text:style-name="P4"><text:span text:style-name="Strong_20_Emphasis"><text:span text:style-name="T2">Respuesta 19:</text:span></text:span> Una zona esclava es una copia de una zona maestra que se sincroniza periódicamente con el servidor maestro. Proporciona redundancia y resiliencia.</text:p>
      <text:p text:style-name="P4"><text:span text:style-name="Strong_20_Emphasis"><text:span text:style-name="T2">Pregunta 20:</text:span></text:span> ¿Cómo se puede eliminar una zona DNS de un servidor DNS BIND?</text:p>
      <text:p text:style-name="P4"><text:span text:style-name="Strong_20_Emphasis"><text:span text:style-name="T2">Respuesta 20:</text:span></text:span> Para eliminar una zona DNS, debes editar el archivo de configuración del servidor DNS y eliminar las referencias a la zona en cuestión. Luego, reinicia el servidor DNS para que los cambios surtan efecto.</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Servidor de nombres de dominio </text:p>
        <text:p text:style-name="MP2">Creación y mantenimiento de las zonas DNS</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5:00:17.694303063</dc:date>
    <meta:editing-duration>PT7H48M52S</meta:editing-duration>
    <meta:editing-cycles>109</meta:editing-cycles>
    <meta:generator>LibreOffice/7.4.1.2$Linux_X86_64 LibreOffice_project/3c58a8f3a960df8bc8fd77b461821e42c061c5f0</meta:generator>
    <meta:document-statistic meta:table-count="0" meta:image-count="1" meta:object-count="0" meta:page-count="3" meta:paragraph-count="43" meta:word-count="958" meta:character-count="5410" meta:non-whitespace-character-count="4494"/>
  </office:meta>
</office:document-meta>
</file>